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TableColumn9" style:family="table-column">
      <style:table-column-properties style:column-width="0.9166in"/>
    </style:style>
    <style:style style:name="TableColumn10" style:family="table-column">
      <style:table-column-properties style:column-width="2.2166in"/>
    </style:style>
    <style:style style:name="TableColumn11" style:family="table-column">
      <style:table-column-properties style:column-width="2.2166in"/>
    </style:style>
    <style:style style:name="Table8" style:family="table">
      <style:table-properties style:width="5.35in" fo:margin-left="1.3in" table:align="cente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text-position="-16.6% 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text-align="center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text-align="center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text-align="center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center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text-align="center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text-align="center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text-align="center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/>
    <style:style style:name="P45" style:parent-style-name="Normal" style:family="paragraph"/>
    <style:style style:name="P46" style:parent-style-name="Normal" style:family="paragraph"/>
    <style:style style:name="P47" style:parent-style-name="Normal" style:family="paragraph"/>
    <style:style style:name="P48" style:parent-style-name="Normal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b Report: <text:s/>The Central Limit Theorem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Central Limit Theorem for Sample Means</text:p>
        </text:list-item>
        <text:list-item>
          <text:p text:style-name="P4">standard error of the mean</text:p>
        </text:list-item>
        <text:list-item>
          <text:p text:style-name="P5">Central Limit Theorem for Sums</text:p>
        </text:list-item>
        <text:list-item>
          <text:p text:style-name="P6">Law of Large Numbers</text:p>
        </text:list-item>
      </text:list>
      <text:h text:style-name="Heading2" text:outline-level="2">Means<text:s/>and standard deviations</text:h>
      <text:p text:style-name="Normal"/>
      <text:h text:style-name="Heading2" text:outline-level="2">Histograms</text:h>
      <text:h text:style-name="Heading3" text:outline-level="3">Histogram of Ages (Original Data):</text:h>
      <text:p text:style-name="Normal"/>
      <text:h text:style-name="Heading3" text:outline-level="3">Histogram of Sample Means for Size 2:</text:h>
      <text:p text:style-name="Normal"/>
      <text:h text:style-name="Heading3" text:outline-level="3">Histogram of Means for Size 5:</text:h>
      <text:p text:style-name="Normal"/>
      <text:h text:style-name="Heading3" text:outline-level="3">Histogram of Means of Size 10:</text:h>
      <text:p text:style-name="Normal"/>
      <text:h text:style-name="Heading2" text:outline-level="2">Discussion</text:h>
      <text:list text:style-name="LFO7" text:continue-numbering="true">
        <text:list-item>
          <text:p text:style-name="P7">Theoretical Distributions:</text:p>
        </text:list-item>
      </text:list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2">
            <text:p text:style-name="P14">n</text:p>
          </table:table-cell>
          <table:table-cell table:style-name="TableCell15" table:number-columns-spanned="2">
            <text:p text:style-name="P16"><text:span text:style-name="T17"><draw:frame draw:z-index="0" draw:id="id0" draw:style-name="a0" draw:name="Object 1" text:anchor-type="as-char" svg:x="0in" svg:y="0in" svg:width="0.19792in" svg:height="0.20833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~ N(µ,σ)</text:p>
          </table:table-cell>
          <table:covered-table-cell/>
        </table:table-row>
        <table:table-row table:style-name="TableRow18">
          <table:covered-table-cell>
            <text:p text:style-name="Normal"/>
          </table:covered-table-cell>
          <table:table-cell table:style-name="TableCell19">
            <text:p text:style-name="P20">µ</text:p>
          </table:table-cell>
          <table:table-cell table:style-name="TableCell21">
            <text:p text:style-name="P22">σ</text:p>
          </table:table-cell>
        </table:table-row>
        <table:table-row table:style-name="TableRow23">
          <table:table-cell table:style-name="TableCell24">
            <text:p text:style-name="P25">2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5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10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  <text:list text:style-name="LFO7" text:continue-numbering="true">
        <text:list-item>
          <text:p text:style-name="P44"><text:s/></text:p>
        </text:list-item>
        <text:list-item>
          <text:p text:style-name="P45"><text:s/></text:p>
        </text:list-item>
        <text:list-item>
          <text:p text:style-name="P46"><text:s/><text:s/></text:p>
        </text:list-item>
        <text:list-item>
          <text:p text:style-name="P47"/>
        </text:list-item>
      </text:list>
      <text:p text:style-name="P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4:00Z</meta:creation-date>
    <dc:date>2010-06-24T22:24:00Z</dc:date>
    <meta:template xlink:href="Connexions-Document.dot" xlink:type="simple"/>
    <meta:editing-cycles>2</meta:editing-cycles>
    <meta:editing-duration>PT60S</meta:editing-duration>
    <meta:document-statistic meta:page-count="2" meta:paragraph-count="1" meta:word-count="76" meta:character-count="511" meta:row-count="3" meta:non-whitespace-character-count="436"/>
  </office:meta>
</office:document-meta>
</file>